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17.4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7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fo:color="#009900" style:text-outline="false" style:text-line-through-styl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9900"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 table:number-columns-spanned="2" table:number-rows-spanned="1">
            <text:p>ARMADO DE COMPUTADORAS</text:p>
          </table:table-cell>
          <table:covered-table-cell table:style-name="ce5"/>
          <table:table-cell table:style-name="ce11" table:number-columns-repeated="1022"/>
        </table:table-row>
        <table:table-row table:style-name="ro3">
          <table:table-cell table:style-name="ce2"/>
          <table:table-cell table:style-name="ce5"/>
          <table:table-cell table:style-name="ce11" table:number-columns-repeated="1022"/>
        </table:table-row>
        <table:table-row table:style-name="ro3">
          <table:table-cell table:style-name="ce3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Baj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7" office:value-type="string">
            <text:p>Core i3 7100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8" office:value-type="string">
            <text:p>Motherboard Asus Prime H310m-e R2.0 Intel Socket 1151 Box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DDR4 - 4 Gb 2666 Mhz Adat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duro interno Western Digital WD5000LPCX 500GB azul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9"/>
          <table:table-cell table:number-columns-repeated="1022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Baj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7" office:value-type="string">
            <text:p>Ryzen 3 2200g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9" office:value-type="string">
            <text:p>MOTHER ASROCK A320M-HDV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DDR4 - 4 Gb 2666 Mhz Adat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duro interno Western Digital WD5000LPCX 500GB azul</text:p>
          </table:table-cell>
          <table:table-cell table:style-name="ce12"/>
          <table:table-cell table:number-columns-repeated="1021"/>
        </table:table-row>
        <table:table-row table:style-name="ro3" table:number-rows-repeated="2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Baj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6" office:value-type="string">
            <text:p>intel celeron g5905 dc 3,5GHz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6" office:value-type="string">
            <text:p>mother gigabyte b460m ds3h v2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DDR4 - 4 Gb 2666 Mhz Adat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duro interno Western Digital WD5000LPCX 500GB azul</text:p>
          </table:table-cell>
          <table:table-cell table:number-columns-repeated="1022"/>
        </table:table-row>
        <table:table-row table:style-name="ro3" table:number-rows-repeated="2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Medi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9" office:value-type="string">
            <text:p>MICRO INTEL CORE I5 9600K 3.7 GHZ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9" office:value-type="string">
            <text:p>MOTHER ASROCK H310CM-HDV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MEMORIA 8GB DDR4 2666 KINGSTON FURY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HDD 1TB SATA3 WD BLUE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GPU</text:p>
          </table:table-cell>
          <table:table-cell table:style-name="ce7" office:value-type="string">
            <text:p>GeForce GT 1030 2GD4 LP OC 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7"/>
          <table:table-cell table:number-columns-repeated="1022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Medi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9" office:value-type="string">
            <text:p>MICRO AMD RYZEN 5 3500X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10" office:value-type="string">
            <text:p>a320m asrock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MEMORIA 8GB DDR4 2666 KINGSTON FURY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HDD 1TB SATA3 WD BLUE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GPU</text:p>
          </table:table-cell>
          <table:table-cell table:style-name="ce9" office:value-type="string">
            <text:p>VIDEO GEFORCE GT 1030 2GB ASUS GEFORCE 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9"/>
          <table:table-cell table:number-columns-repeated="1022"/>
        </table:table-row>
        <table:table-row table:style-name="ro3">
          <table:table-cell table:style-name="ce4"/>
          <table:table-cell table:style-name="ce9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Medi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9" office:value-type="string">
            <text:p>MICRO INTEL CORE I5 10600KF 6 CORE 12M 4.1GHZ S/COOLER S1200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9" office:value-type="string">
            <text:p>MOTHER ASUS H410M-E PRIME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MEMORIA 8GB DDR4 2666 KINGSTON FURY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HDD 1TB SATA3 WD BLUE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GPU</text:p>
          </table:table-cell>
          <table:table-cell table:style-name="ce9" office:value-type="string">
            <text:p>VIDEO GEFORCE GT 1030 2GB DDR4 GIGABYTE LOW PROFILE 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9"/>
          <table:table-cell table:number-columns-repeated="1022"/>
        </table:table-row>
        <table:table-row table:style-name="ro3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Alt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7" office:value-type="string">
            <text:p>MICRO INTEL CORE I7 10700F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9" office:value-type="string">
            <text:p>MOTHER ASUS B460-PRO TUF GAMING (WI-FI)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MEMORIA 16GB DDR4 3200 KINGSTON FURY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HDD 1TB SATA3 WD BLACK CAVIAR 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9" office:value-type="string">
            <text:p>HD SSD 500GB WD BLUE 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3" office:value-type="string">
            <text:p>GPU</text:p>
          </table:table-cell>
          <table:table-cell table:style-name="ce9" office:value-type="string">
            <text:p>VIDEO GEFORCE RTX 2060 6GB ASUS DUAL EVO 06G </text:p>
          </table:table-cell>
          <table:table-cell table:number-columns-repeated="1022"/>
        </table:table-row>
        <table:table-row table:style-name="ro3" table:number-rows-repeated="2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Alt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7" office:value-type="string">
            <text:p>MICRO AMD RYZEN 7 3800XT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9" office:value-type="string">
            <text:p>MOTHER ASUS B450M PLUS II TUF GAMING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MEMORIA 16GB DDR4 3200 KINGSTON FURY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HDD 1TB SATA3 WD BLACK CAVIAR 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9" office:value-type="string">
            <text:p>HD SSD 500GB WD BLUE 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3" office:value-type="string">
            <text:p>GPU</text:p>
          </table:table-cell>
          <table:table-cell table:style-name="ce9" office:value-type="string">
            <text:p>VIDEO RADEON RX 570 8GB GIGABYTE OC GAMING </text:p>
          </table:table-cell>
          <table:table-cell table:number-columns-repeated="1022"/>
        </table:table-row>
        <table:table-row table:style-name="ro3" table:number-rows-repeated="2">
          <table:table-cell table:style-name="ce4"/>
          <table:table-cell table:style-name="ce6"/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Gama</text:p>
          </table:table-cell>
          <table:table-cell table:style-name="ce6" office:value-type="string">
            <text:p>Alt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<text:s/></text:p>
            <text:p>Procesador</text:p>
          </table:table-cell>
          <table:table-cell table:style-name="ce9" office:value-type="string">
            <text:p>MICRO INTEL CORE I9 11900K 8CORE 16M 3.5GHZ 1200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Placa madre</text:p>
          </table:table-cell>
          <table:table-cell table:style-name="ce9" office:value-type="string">
            <text:p>MOTHER MSI Z590 ACE S1200 DDR4 (11VA GEN)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principal</text:p>
          </table:table-cell>
          <table:table-cell table:style-name="ce9" office:value-type="string">
            <text:p>MEMORIA 16GB DDR4 4000MHZ (2X8GB) KINGSTON HYPERX PREDATOR RGB 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emoria secundaria</text:p>
          </table:table-cell>
          <table:table-cell table:style-name="ce9" office:value-type="string">
            <text:p>DISCO HDD 1TB SATA3 WD BLACK CAVIAR 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9" office:value-type="string">
            <text:p>HD SSD 500GB WD BLUE 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3" office:value-type="string">
            <text:p>GPU</text:p>
          </table:table-cell>
          <table:table-cell table:style-name="ce9" office:value-type="string">
            <text:p>VIDEO GEFORCE RTX 3060 TI 8GB MSI VENTUS X2 LHR </text:p>
          </table:table-cell>
          <table:table-cell table:number-columns-repeated="1022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24/07/2021</text:date>, <text:time>20:00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23:26:37.70</meta:creation-date>
    <dc:date>2021-07-24T19:59:37.68</dc:date>
    <meta:editing-duration>PT7H37M34S</meta:editing-duration>
    <meta:editing-cycles>22</meta:editing-cycles>
    <meta:generator>OpenOffice/4.1.9$Win32 OpenOffice.org_project/419m1$Build-9805</meta:generator>
    <meta:document-statistic meta:table-count="3" meta:cell-count="106" meta:object-count="0"/>
    <meta:user-defined meta:name=""/>
  </office:meta>
</office:document-meta>
</file>